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fo:margin-left="0.018cm" fo:margin-top="0cm" fo:margin-bottom="0cm" table:align="left" style:writing-mode="lr-tb"/>
    </style:style>
    <style:style style:name="Таблица2.A" style:family="table-column">
      <style:table-column-properties style:column-width="8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251cm" style:rel-column-width="16384*"/>
    </style:style>
    <style:style style:name="Таблица4.D" style:family="table-column">
      <style:table-column-properties style:column-width="4.249cm" style:rel-column-width="1638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fo:margin-left="0.018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4.251cm" style:rel-column-width="16384*"/>
    </style:style>
    <style:style style:name="Таблица5.D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Heading_20_2">
      <style:paragraph-properties fo:line-height="150%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reak-before="auto" fo:break-after="auto" fo:background-color="transparen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</style:style>
    <style:style style:name="P6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</style:style>
    <style:style style:name="P7" style:family="paragraph" style:parent-style-name="LO-normal">
      <style:paragraph-properties fo:margin-left="0cm" fo:margin-right="0cm" fo:line-height="150%" fo:text-align="justify" style:justify-single-word="false" fo:text-indent="0cm" style:auto-text-indent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3cm" style:auto-text-indent="false" fo:break-before="auto" fo:break-after="auto" fo:background-color="transparent" fo:keep-with-next="auto">
        <style:tab-stops>
          <style:tab-stop style:position="1.251cm"/>
        </style:tab-stops>
      </style:paragraph-properties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51cm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1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22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2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bold" officeooo:rsid="000d94c2" officeooo:paragraph-rsid="000d94c2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0d94c2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en" fo:country="US" officeooo:rsid="000d94c2" officeooo:paragraph-rsid="000d94c2"/>
    </style:style>
    <style:style style:name="P30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41583"/>
    </style:style>
    <style:style style:name="P31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4b130"/>
    </style:style>
    <style:style style:name="P32" style:family="paragraph" style:parent-style-name="LO-normal">
      <style:paragraph-properties fo:text-align="center" style:justify-single-word="false" fo:orphans="0" fo:widows="0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d94c2" officeooo:paragraph-rsid="000d94c2"/>
    </style:style>
    <style:style style:name="P34" style:family="paragraph" style:parent-style-name="LO-normal" style:list-style-name="L4">
      <style:paragraph-properties fo:line-height="150%" fo:text-align="justify" style:justify-single-word="false"/>
      <style:text-properties officeooo:paragraph-rsid="00175e7b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36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1.251cm" style:auto-text-indent="false" style:page-number="1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3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officeooo:rsid="00175e7b" officeooo:paragraph-rsid="00175e7b" style:font-size-asian="12.25pt" style:font-size-complex="14pt"/>
    </style:style>
    <style:style style:name="P38" style:family="paragraph" style:parent-style-name="LO-normal" style:list-style-name="L4">
      <style:paragraph-properties fo:line-height="150%" fo:text-align="justify" style:justify-single-word="false"/>
      <style:text-properties style:font-name="Times New Roman" fo:font-size="14pt" fo:language="ru" fo:country="RU" officeooo:rsid="00175e7b" officeooo:paragraph-rsid="00175e7b" style:font-size-asian="12.25pt" style:font-size-complex="14pt"/>
    </style:style>
    <style:style style:name="P39" style:family="paragraph" style:parent-style-name="LO-normal" style:list-style-name="L6">
      <style:paragraph-properties fo:line-height="150%" fo:text-align="justify" style:justify-single-word="false"/>
      <style:text-properties style:font-name="Times New Roman" fo:font-size="14pt" fo:language="ru" fo:country="RU" officeooo:rsid="00175e7b" officeooo:paragraph-rsid="00175e7b" style:font-size-asian="12.25pt" style:font-size-complex="14pt"/>
    </style:style>
    <style:style style:name="P40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0d94c2" officeooo:paragraph-rsid="00175e7b" style:font-name-asian="Times New Roman2" style:font-size-asian="14pt" style:font-weight-asian="normal" style:font-name-complex="Times New Roman2" style:font-size-complex="14pt" style:font-weight-complex="normal"/>
    </style:style>
    <style:style style:name="P42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0d94c2" officeooo:paragraph-rsid="000d94c2" style:font-name-asian="Times New Roman2" style:font-size-asian="14pt" style:font-weight-asian="normal" style:font-name-complex="Times New Roman2" style:font-size-complex="14pt"/>
    </style:style>
    <style:style style:name="P4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4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5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officeooo:paragraph-rsid="000d94c2" style:font-name-asian="Times New Roman2" style:font-size-asian="14pt" style:font-name-complex="Times New Roman2" style:font-size-complex="14pt"/>
    </style:style>
    <style:style style:name="P46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175e7b" style:font-name-asian="Times New Roman2" style:font-size-asian="14pt" style:font-name-complex="Times New Roman2" style:font-size-complex="14pt"/>
    </style:style>
    <style:style style:name="P47" style:family="paragraph" style:parent-style-name="LO-normal">
      <style:paragraph-properties fo:text-align="center" style:justify-single-word="false" fo:orphans="0" fo:widows="0"/>
      <style:text-properties style:font-name="Times New Roman" fo:font-size="14pt" officeooo:paragraph-rsid="00175e7b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48" style:family="paragraph" style:parent-style-name="LO-normal">
      <style:paragraph-properties fo:text-align="center" style:justify-single-word="false" fo:orphans="0" fo:widows="0"/>
      <style:text-properties style:font-name="Times New Roman" fo:font-size="14pt" officeooo:paragraph-rsid="00175e7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en" fo:country="US" fo:font-weight="bold" officeooo:rsid="00175e7b" officeooo:paragraph-rsid="00175e7b" style:font-size-asian="12.25pt" style:font-weight-asian="bold" style:font-size-complex="14pt" style:font-weight-complex="bold"/>
    </style:style>
    <style:style style:name="P50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19ecf" officeooo:paragraph-rsid="00119ec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51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19ecf" officeooo:paragraph-rsid="00175e7b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52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0d94c2" officeooo:paragraph-rsid="00175e7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LO-normal">
      <style:paragraph-properties fo:line-height="150%" fo:text-align="justify" style:justify-single-word="false"/>
      <style:text-properties fo:font-weight="bold" officeooo:rsid="00175e7b" officeooo:paragraph-rsid="00175e7b" style:font-weight-asian="bold" style:font-weight-complex="bold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language="ru" fo:country="RU" officeooo:rsid="000cf83b" officeooo:paragraph-rsid="000cf83b"/>
    </style:style>
    <style:style style:name="P55" style:family="paragraph" style:parent-style-name="LO-normal">
      <style:text-properties style:font-name="Times New Roman"/>
    </style:style>
    <style:style style:name="P56" style:family="paragraph" style:parent-style-name="LO-normal">
      <style:text-properties style:font-name="Times New Roman" fo:font-size="14pt" style:font-size-asian="14pt" style:font-size-complex="14pt"/>
    </style:style>
    <style:style style:name="P57" style:family="paragraph" style:parent-style-name="LO-normal" style:list-style-name="L4">
      <style:paragraph-properties fo:line-height="150%" fo:text-align="justify" style:justify-single-word="false"/>
      <style:text-properties officeooo:rsid="00175e7b" officeooo:paragraph-rsid="00175e7b"/>
    </style:style>
    <style:style style:name="P58" style:family="paragraph" style:parent-style-name="LO-normal">
      <style:paragraph-properties fo:line-height="150%" fo:text-align="justify" style:justify-single-word="false"/>
      <style:text-properties officeooo:rsid="00175e7b" officeooo:paragraph-rsid="00175e7b"/>
    </style:style>
    <style:style style:name="P5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fo:font-weight="normal" officeooo:rsid="000d94c2" officeooo:paragraph-rsid="00175e7b" style:font-weight-asian="normal" style:font-weight-complex="normal"/>
    </style:style>
    <style:style style:name="P60" style:family="paragraph" style:parent-style-name="LO-normal">
      <style:paragraph-properties fo:text-align="center" style:justify-single-word="false" fo:orphans="0" fo:widows="0"/>
      <style:text-properties officeooo:paragraph-rsid="00175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75e7b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0d94c2" officeooo:paragraph-rsid="00175e7b" style:font-name-asian="Times New Roman2" style:font-size-asian="14pt" style:font-weight-asian="normal" style:font-name-complex="Times New Roman2" style:font-size-complex="14pt"/>
    </style:style>
    <style:style style:name="P63" style:family="paragraph" style:parent-style-name="Table_20_Contents">
      <style:paragraph-properties fo:text-align="start" style:justify-single-word="false"/>
      <style:text-properties officeooo:rsid="00141583" officeooo:paragraph-rsid="00175e7b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0d94c2" officeooo:paragraph-rsid="00175e7b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75e7b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75e7b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en" fo:country="US" officeooo:rsid="000d94c2" officeooo:paragraph-rsid="00175e7b"/>
    </style:style>
    <style:style style:name="P68" style:family="paragraph" style:parent-style-name="Text_20_body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6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cf83b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75e7b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175e7b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ru" fo:country="RU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fo:font-style="normal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language="en" fo:country="US" fo:font-style="italic" style:font-size-asian="12.25pt" style:font-style-asian="italic" style:font-size-complex="14pt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officeooo:rsid="000d94c2" style:font-weight-asian="bold"/>
    </style:style>
    <style:style style:name="T19" style:family="text">
      <style:text-properties fo:language="ru" fo:country="RU" fo:font-weight="bold" officeooo:rsid="000d94c2" style:font-weight-asian="bold" style:font-weight-complex="bold"/>
    </style:style>
    <style:style style:name="T20" style:family="text">
      <style:text-properties fo:language="ru" fo:country="RU" officeooo:rsid="00175e7b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officeooo:rsid="00175e7b" style:font-style-asian="italic" style:font-style-complex="italic"/>
    </style:style>
    <style:style style:name="T2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officeooo:rsid="0014b130"/>
    </style:style>
    <style:style style:name="T28" style:family="text">
      <style:text-properties fo:language="en" fo:country="US" officeooo:rsid="00175e7b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0d94c2"/>
    </style:style>
    <style:style style:name="T32" style:family="text">
      <style:text-properties fo:font-weight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weight-complex="bold"/>
    </style:style>
    <style:style style:name="T35" style:family="text">
      <style:text-properties officeooo:rsid="00141583"/>
    </style:style>
    <style:style style:name="T36" style:family="text">
      <style:text-properties officeooo:rsid="00175e7b"/>
    </style:style>
    <style:style style:name="T37" style:family="text">
      <style:text-properties style:font-weight-complex="normal"/>
    </style:style>
    <style:style style:name="T38" style:family="text">
      <style:text-properties officeooo:rsid="00175e7b" style:font-weight-complex="normal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bookmark text:name="_heading=h.gjdgxs"/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3"><text:span text:style-name="T1">Ка</text:span><text:span text:style-name="T4">федра МО ЭВМ</text:span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0">ОТЧЕТ</text:p>
      <text:p text:style-name="P17">по лабораторной работе №<text:span text:style-name="T28">3</text:span></text:p>
      <text:p text:style-name="P3"><text:span text:style-name="T4">по дисциплине «</text:span><text:span text:style-name="T6">Параллельные алгоритмы</text:span><text:span text:style-name="T4">»</text:span></text:p>
      <text:p text:style-name="P3"><text:span text:style-name="T4">Тема: </text:span><text:bookmark text:name="docs-internal-guid-4def44be-7fff-1d8a-f779-c57a692351a0"/><text:span text:style-name="T2">Реализация параллельной структуры данных с тонкой блокировкой.</text:span></text:p>
      <text:p text:style-name="Text_20_body"><text:span text:style-name="T32"><text:line-break/></text:span></text:p>
      <text:p text:style-name="P68"/>
      <text:p text:style-name="P12"/>
      <text:p text:style-name="P12"/>
      <text:p text:style-name="P13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5">Студент гр. </text:span><text:span text:style-name="T7">93</text:span><text:span text:style-name="T5">0</text:span><text:span text:style-name="T7">4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25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20">Сергеева Е.И.</text:p>
          </table:table-cell>
        </table:table-row>
      </table:table>
      <text:p text:style-name="P12"/>
      <text:p text:style-name="P12"/>
      <text:p text:style-name="P14">Санкт-Петербург</text:p>
      <text:p text:style-name="P4"><text:span text:style-name="T5"><text:s text:c="7"/>20</text:span><text:span text:style-name="T7">22</text:span></text:p>
      <text:h text:style-name="P8" text:outline-level="2">Цель работы.</text:h>
      <text:p text:style-name="P54"><text:span text:style-name="T7">Реализовать корректную работу потоков используя шаблон </text:span><text:span text:style-name="T3">“производитель-потребитель”.</text:span></text:p>
      <text:p text:style-name="P18"/>
      <text:p text:style-name="P24">Задание.</text:p>
      <text:p text:style-name="P55"><text:span text:style-name="T39"><text:tab/>Обеспечить структуру данных из лаб.2 как минимум тонкой блокировкой (*сделать lock-free). Протестировать доступ в случае нескольких потоков-производителей и потребителей. Сравнить производительность со структурой с грубой синхронизацией (т.е. с лаб.2).</text:span></text:p>
      <text:p text:style-name="P56">В отчёте сформулировать инвариант структуры данных.</text:p>
      <text:p text:style-name="Text_20_body"/>
      <text:h text:style-name="P2" text:outline-level="2">Выполнение работы.</text:h>
      <text:p text:style-name="P37"><text:span text:style-name="T30">Изменению подвергся класс </text:span><text:span text:style-name="T24">CustomQueue</text:span><text:span text:style-name="T26">,</text:span><text:span text:style-name="T30"> который теперь представляет из себя</text:span><text:span text:style-name="T26"> </text:span><text:span text:style-name="T24">lock-free</text:span><text:span text:style-name="T30"> структуру, содержащую указатели на первый и последний элемент и контейнер для хранения данных </text:span><text:span text:style-name="T24">Node</text:span><text:span text:style-name="T30">. </text:span></text:p>
      <text:p text:style-name="P37"><text:span text:style-name="T30"/></text:p>
      <text:p text:style-name="P49"><text:span text:style-name="T21">Метод работы </text:span><text:span text:style-name="T40">push</text:span><text:span text:style-name="T29">:</text:span></text:p>
      <text:list text:style-name="L4">
        <text:list-item>
          <text:p text:style-name="P38"><text:span text:style-name="T30">Создает новую ячейку </text:span><text:span text:style-name="T24">Node</text:span><text:span text:style-name="T26"> c </text:span><text:span text:style-name="T30">данными.</text:span></text:p>
        </text:list-item>
        <text:list-item>
          <text:p text:style-name="P38"><text:span text:style-name="T30">Заходит в бесконечный </text:span><text:span text:style-name="T26">CAS </text:span><text:span text:style-name="T30">цикл.</text:span></text:p>
        </text:list-item>
        <text:list-item>
          <text:p text:style-name="P38"><text:span text:style-name="T30">Получает текущий адрес хвоста.</text:span></text:p>
        </text:list-item>
        <text:list-item>
          <text:p text:style-name="P34"><text:span text:style-name="T12">Пытается добавить в хвост новый элемент:</text:span></text:p>
          <text:list>
            <text:list-item>
              <text:p text:style-name="P57"><text:span text:style-name="T11">Если получилось, то обновляет значение хвоста структуры и выходит из цикла.</text:span></text:p>
            </text:list-item>
            <text:list-item>
              <text:p text:style-name="P57"><text:span text:style-name="T11">Если нет, значит другой поток уже обновил хвост, пытается сдвинуть хвост и повторяет попытку вставки элемента (возвращаемся в пункт 2).</text:span></text:p>
            </text:list-item>
          </text:list>
        </text:list-item>
      </text:list>
      <text:p text:style-name="P58"><text:span text:style-name="T11"/></text:p>
      <text:p text:style-name="P53"><text:span text:style-name="T13"><text:tab/>Метод работы </text:span><text:span text:style-name="T16">pop</text:span><text:span text:style-name="T15">:</text:span></text:p>
      <text:list text:style-name="L6">
        <text:list-item>
          <text:p text:style-name="P39"><text:span text:style-name="T25">Заходит в бесконечный CAS цикл.</text:span></text:p>
        </text:list-item>
        <text:list-item>
          <text:p text:style-name="P39"><text:span text:style-name="T29">Получает значения хвоста, головы и следующего элемента головы.</text:span></text:p>
        </text:list-item>
        <text:list-item>
          <text:p text:style-name="P39"><text:span text:style-name="T29">Проверяет совпадают ли хвост и голова:</text:span></text:p>
          <text:list>
            <text:list-item>
              <text:p text:style-name="P39"><text:span text:style-name="T29">Если совпадают:</text:span></text:p>
              <text:list>
                <text:list-item>
                  <text:p text:style-name="P39"><text:soft-page-break/><text:span text:style-name="T29">Проверяет следующий элемент головы, если его нету, то возвращаемся к началу цикла (пункт 1)</text:span></text:p>
                </text:list-item>
                <text:list-item>
                  <text:p text:style-name="P39"><text:span text:style-name="T29">Если следующий элемент головы есть, значит другой поток не успел подвинуть указатель, пытается сдвинуть самостоятельно и возвращается к началу цикла (пункт 1).</text:span></text:p>
                </text:list-item>
              </text:list>
            </text:list-item>
            <text:list-item>
              <text:p text:style-name="P39"><text:span text:style-name="T29">Если голова и хвост не совпадают, значит очередь не пуста, пытается обновить значение головы, если получилось, то возвращает данные.</text:span></text:p>
            </text:list-item>
          </text:list>
        </text:list-item>
      </text:list>
      <text:p text:style-name="P23"/>
      <text:p text:style-name="P23">Исследование зависимости между количеством потоком, размерами входных данных и параметрами вычислительной системы.</text:p>
      <text:p text:style-name="P23"/>
      <text:p text:style-name="P45"><text:span text:style-name="T18">Исследование для одного потребителя и </text:span><text:span text:style-name="T19">производителя</text:span><text:span text:style-name="T18">.</text:span></text:p>
      <text:p text:style-name="P7"><text:span text:style-name="T7"><text:tab/>Таблица 1 - Сравнение размера входных данных и времени вычисления </text:span><text:span text:style-name="T8">для одного потока </text:span><text:span text:style-name="T9">при грубой синхронизации структуры</text:span><text:span text:style-name="T8">: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2"><text:span text:style-name="T7">Время вычисления</text:span><text:span text:style-name="T14">(</text:span><text:span text:style-name="T10">милисек.</text:span><text:span text:style-name="T14">)</text:span></text:p>
          </table:table-cell>
          <table:table-cell table:style-name="Таблица2.A1" office:value-type="string">
            <text:p text:style-name="P21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50">29</text:p>
          </table:table-cell>
          <table:table-cell table:style-name="Таблица2.A1" office:value-type="string">
            <text:p text:style-name="P22">1000 x 1000</text:p>
          </table:table-cell>
        </table:table-row>
        <table:table-row table:style-name="Таблица2.1">
          <table:table-cell table:style-name="Таблица2.A1" office:value-type="string">
            <text:p text:style-name="P28">269 </text:p>
          </table:table-cell>
          <table:table-cell table:style-name="Таблица2.A1" office:value-type="string">
            <text:p text:style-name="P22">5000 x 5000</text:p>
          </table:table-cell>
        </table:table-row>
        <table:table-row table:style-name="Таблица2.1">
          <table:table-cell table:style-name="Таблица2.A1" office:value-type="string">
            <text:p text:style-name="P28">1022</text:p>
          </table:table-cell>
          <table:table-cell table:style-name="Таблица2.A1" office:value-type="string">
            <text:p text:style-name="P22">10000 x 10000</text:p>
          </table:table-cell>
        </table:table-row>
      </table:table>
      <text:p text:style-name="P44"/>
      <text:p text:style-name="P61"><text:span text:style-name="T7">Таблица </text:span><text:span text:style-name="T9">2</text:span><text:span text:style-name="T7"> - Сравнение размера входных данных и времени вычисления </text:span><text:span text:style-name="T8">для одного потока </text:span><text:span text:style-name="T9">при тонкой синхронизации структуры</text:span><text:span text:style-name="T8">: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60"><text:span text:style-name="T7">Время вычисления</text:span><text:span text:style-name="T14">(</text:span><text:span text:style-name="T10">милисек.</text:span><text:span text:style-name="T14">)</text:span></text:p>
          </table:table-cell>
          <table:table-cell table:style-name="Таблица3.A1" office:value-type="string">
            <text:p text:style-name="P47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51"><text:span text:style-name="T36">27</text:span></text:p>
          </table:table-cell>
          <table:table-cell table:style-name="Таблица3.A1" office:value-type="string">
            <text:p text:style-name="P48">1000 x 1000</text:p>
          </table:table-cell>
        </table:table-row>
        <table:table-row table:style-name="Таблица3.1">
          <table:table-cell table:style-name="Таблица3.A1" office:value-type="string">
            <text:p text:style-name="P52"><text:span text:style-name="T36">682</text:span></text:p>
          </table:table-cell>
          <table:table-cell table:style-name="Таблица3.A1" office:value-type="string">
            <text:p text:style-name="P48">5000 x 5000</text:p>
          </table:table-cell>
        </table:table-row>
        <table:table-row table:style-name="Таблица3.1">
          <table:table-cell table:style-name="Таблица3.A1" office:value-type="string">
            <text:p text:style-name="P52"><text:span text:style-name="T36">2806</text:span></text:p>
          </table:table-cell>
          <table:table-cell table:style-name="Таблица3.A1" office:value-type="string">
            <text:p text:style-name="P48">10000 x 10000</text:p>
          </table:table-cell>
        </table:table-row>
      </table:table>
      <text:p text:style-name="P46"/>
      <text:p text:style-name="P43"><text:span text:style-name="T10"/></text:p>
      <text:p text:style-name="P43"><text:span text:style-name="T10"/></text:p>
      <text:p text:style-name="P43"><text:span text:style-name="T10"/></text:p>
      <text:p text:style-name="P26"><text:soft-page-break/>Исследование для нескольких потребителей и <text:span text:style-name="T34">производителей</text:span>.</text:p>
      <text:p text:style-name="P42"><text:span text:style-name="T37"><text:tab/>В таблице 3 представлено общее время работы программы в зависимости от кол-ва производителей и потребителей </text:span><text:span text:style-name="T38">при грубой синхронизации структуры: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33">Один <text:span text:style-name="T33">производитель</text:span> и два потребителя <text:span text:style-name="T14">(</text:span><text:span text:style-name="T10">милисек.</text:span><text:span text:style-name="T14">)</text:span></text:p>
          </table:table-cell>
          <table:table-cell table:style-name="Таблица4.A1" office:value-type="string">
            <text:p text:style-name="P33">Два <text:span text:style-name="T33">производителя </text:span>и один потребитель <text:span text:style-name="T14">(</text:span><text:span text:style-name="T10">милисек.</text:span><text:span text:style-name="T14">)</text:span></text:p>
          </table:table-cell>
          <table:table-cell table:style-name="Таблица4.A1" office:value-type="string">
            <text:p text:style-name="P33">Два <text:span text:style-name="T33">производителя</text:span> и два потребителя <text:span text:style-name="T14">(</text:span><text:span text:style-name="T10">милисек.</text:span><text:span text:style-name="T14">)</text:span></text:p>
          </table:table-cell>
          <table:table-cell table:style-name="Таблица4.D1" office:value-type="string">
            <text:p text:style-name="P33">Размер генерируемых данных</text:p>
          </table:table-cell>
        </table:table-row>
        <table:table-row>
          <table:table-cell table:style-name="Таблица4.A2" office:value-type="string">
            <text:p text:style-name="P30">1099</text:p>
          </table:table-cell>
          <table:table-cell table:style-name="Таблица4.A2" office:value-type="string">
            <text:p text:style-name="P31">1085</text:p>
          </table:table-cell>
          <table:table-cell table:style-name="Таблица4.A2" office:value-type="string">
            <text:p text:style-name="P31">659</text:p>
          </table:table-cell>
          <table:table-cell table:style-name="Таблица4.D2" office:value-type="string">
            <text:p text:style-name="P27">6<text:span text:style-name="T22"> * </text:span>(<text:span text:style-name="T22">5000*5000</text:span>) </text:p>
          </table:table-cell>
        </table:table-row>
        <table:table-row>
          <table:table-cell table:style-name="Таблица4.A2" office:value-type="string">
            <text:p text:style-name="P63">7157</text:p>
          </table:table-cell>
          <table:table-cell table:style-name="Таблица4.A2" office:value-type="string">
            <text:p text:style-name="P31">7029</text:p>
          </table:table-cell>
          <table:table-cell table:style-name="Таблица4.A2" office:value-type="string">
            <text:p text:style-name="P31">4685</text:p>
          </table:table-cell>
          <table:table-cell table:style-name="Таблица4.D2" office:value-type="string">
            <text:p text:style-name="P29">1<text:span text:style-name="T35">2</text:span> * (10000*10000)</text:p>
          </table:table-cell>
        </table:table-row>
      </table:table>
      <text:p text:style-name="P40"/>
      <text:p text:style-name="P62"><text:span text:style-name="T37"><text:tab/>В таблице </text:span><text:span text:style-name="T38">4</text:span><text:span text:style-name="T37"> представлено общее время работы программы в зависимости от кол-ва производителей и потребителей </text:span><text:span text:style-name="T38">при тонкой синхронизации структуры:</text:span>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64">Один <text:span text:style-name="T33">производитель</text:span> и два потребителя <text:span text:style-name="T14">(</text:span><text:span text:style-name="T10">милисек.</text:span><text:span text:style-name="T14">)</text:span></text:p>
          </table:table-cell>
          <table:table-cell table:style-name="Таблица5.A1" office:value-type="string">
            <text:p text:style-name="P64">Два <text:span text:style-name="T33">производителя </text:span>и один потребитель <text:span text:style-name="T14">(</text:span><text:span text:style-name="T10">милисек.</text:span><text:span text:style-name="T14">)</text:span></text:p>
          </table:table-cell>
          <table:table-cell table:style-name="Таблица5.A1" office:value-type="string">
            <text:p text:style-name="P64">Два <text:span text:style-name="T33">производителя</text:span> и два потребителя <text:span text:style-name="T14">(</text:span><text:span text:style-name="T10">милисек.</text:span><text:span text:style-name="T14">)</text:span></text:p>
          </table:table-cell>
          <table:table-cell table:style-name="Таблица5.D1" office:value-type="string">
            <text:p text:style-name="P64">Размер генерируемых данных</text:p>
          </table:table-cell>
        </table:table-row>
        <table:table-row>
          <table:table-cell table:style-name="Таблица5.A2" office:value-type="string">
            <text:p text:style-name="P65"><text:span text:style-name="T36">2987</text:span></text:p>
          </table:table-cell>
          <table:table-cell table:style-name="Таблица5.A2" office:value-type="string">
            <text:p text:style-name="P66"><text:span text:style-name="T36">7343</text:span></text:p>
          </table:table-cell>
          <table:table-cell table:style-name="Таблица5.A2" office:value-type="string">
            <text:p text:style-name="P66"><text:span text:style-name="T36">1775</text:span></text:p>
          </table:table-cell>
          <table:table-cell table:style-name="Таблица5.D2" office:value-type="string">
            <text:p text:style-name="P41">6<text:span text:style-name="T22"> * </text:span>(<text:span text:style-name="T22">5000*5000</text:span>) </text:p>
          </table:table-cell>
        </table:table-row>
        <table:table-row>
          <table:table-cell table:style-name="Таблица5.A2" office:value-type="string">
            <text:p text:style-name="P63"><text:span text:style-name="T28">24151</text:span></text:p>
          </table:table-cell>
          <table:table-cell table:style-name="Таблица5.A2" office:value-type="string">
            <text:p text:style-name="P66"><text:span text:style-name="T36">14316</text:span></text:p>
          </table:table-cell>
          <table:table-cell table:style-name="Таблица5.A2" office:value-type="string">
            <text:p text:style-name="P66"><text:span text:style-name="T36">16092</text:span></text:p>
          </table:table-cell>
          <table:table-cell table:style-name="Таблица5.D2" office:value-type="string">
            <text:p text:style-name="P67">1<text:span text:style-name="T35">2</text:span> * (10000*10000)</text:p>
          </table:table-cell>
        </table:table-row>
      </table:table>
      <text:p text:style-name="P59"><text:span text:style-name="T17"/></text:p>
      <text:p text:style-name="Text_20_body_20__28_user_29_"/>
      <text:h text:style-name="Heading_20_2" text:outline-level="2">Выводы.</text:h>
      <text:p text:style-name="P19">В ходе выполнения лабораторной работы была реализована программа на языке программировании С++ <text:span text:style-name="T36">для попарного сложения матриц, использующая в качестве структуры данных </text:span><text:span text:style-name="T23">lock-free</text:span><text:span text:style-name="T28"> </text:span><text:span text:style-name="T20">очередь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8:16:00</meta:creation-date>
    <dc:language>ru-RU</dc:language>
    <dc:date>2022-10-16T16:21:51.474000000</dc:date>
    <meta:editing-cycles>8</meta:editing-cycles>
    <meta:editing-duration>PT6H36M41S</meta:editing-duration>
    <meta:generator>LibreOffice/7.4.0.3$Windows_X86_64 LibreOffice_project/f85e47c08ddd19c015c0114a68350214f7066f5a</meta:generator>
    <meta:document-statistic meta:table-count="5" meta:image-count="0" meta:object-count="0" meta:page-count="4" meta:paragraph-count="88" meta:word-count="480" meta:character-count="3469" meta:non-whitespace-character-count="3072"/>
    <meta:user-defined meta:name="AppVersion">15.0000</meta:user-defined>
  </office:meta>
</office:document-meta>
</file>